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701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666666"/>
      <style:text-properties fo:color="#ffffff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2">
      <style:table-cell-properties fo:background-color="#666666"/>
      <style:text-properties fo:color="#ffffff"/>
    </style:style>
    <style:style style:name="ce6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6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Aluminium profiles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Length (mm)</text:p>
          </table:table-cell>
          <table:table-cell table:style-name="ce3"/>
          <table:table-cell table:style-name="ce5" office:value-type="string" calcext:value-type="string">
            <text:p>Amount</text:p>
          </table:table-cell>
          <table:table-cell table:style-name="ce7" office:value-type="string" calcext:value-type="string">
            <text:p>Price (pc)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URL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480" calcext:value-type="float">
            <text:p>480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6" office:value-type="currency" office:currency="EUR" office:value="3.16" calcext:value-type="currency">
            <text:p>€ 3.16</text:p>
          </table:table-cell>
          <table:table-cell table:formula="of:=[.E3]*[.F3]" office:value-type="currency" office:currency="EUR" office:value="12.64" calcext:value-type="currency">
            <text:p>€ 12.64</text:p>
          </table:table-cell>
          <table:table-cell table:style-name="Default" office:value-type="string" calcext:value-type="string">
            <text:p><text:a xlink:href="https://www.aluxprofiel.nl/aluminium-constructieprofiel-2020-zwart/a3957?c=3470" xlink:type="simple">https://www.aluxprofiel.nl/aluminium-constructieprofiel-2020-zwart/a3957?c=3470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style-name="ce6" office:value-type="currency" office:currency="EUR" office:value="2" calcext:value-type="currency">
            <text:p>€ 2.00</text:p>
          </table:table-cell>
          <table:table-cell table:formula="of:=[.E4]*[.F4]" office:value-type="currency" office:currency="EUR" office:value="6" calcext:value-type="currency">
            <text:p>€ 6.00</text:p>
          </table:table-cell>
          <table:table-cell table:style-name="Default" office:value-type="string" calcext:value-type="string">
            <text:p><text:a xlink:href="https://www.aluxprofiel.nl/aluminium-constructieprofiel-2020-zwart/a3957?c=3471" xlink:type="simple">https://www.aluxprofiel.nl/aluminium-constructieprofiel-2020-zwart/a3957?c=3471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400" calcext:value-type="float">
            <text:p>400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6" office:value-type="currency" office:currency="EUR" office:value="2.64" calcext:value-type="currency">
            <text:p>€ 2.64</text:p>
          </table:table-cell>
          <table:table-cell table:formula="of:=[.E5]*[.F5]" office:value-type="currency" office:currency="EUR" office:value="5.28" calcext:value-type="currency">
            <text:p>€ 5.28</text:p>
          </table:table-cell>
          <table:table-cell table:style-name="Default" office:value-type="string" calcext:value-type="string">
            <text:p><text:a xlink:href="https://www.aluxprofiel.nl/aluminium-constructieprofiel-2020-zwart/a3957?c=3472" xlink:type="simple">https://www.aluxprofiel.nl/aluminium-constructieprofiel-2020-zwart/a3957?c=3472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87" calcext:value-type="float">
            <text:p>187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6" office:value-type="currency" office:currency="EUR" office:value="1.23" calcext:value-type="currency">
            <text:p>€ 1.23</text:p>
          </table:table-cell>
          <table:table-cell table:formula="of:=[.E6]*[.F6]" office:value-type="currency" office:currency="EUR" office:value="2.46" calcext:value-type="currency">
            <text:p>€ 2.46</text:p>
          </table:table-cell>
          <table:table-cell table:style-name="Default" office:value-type="string" calcext:value-type="string">
            <text:p><text:a xlink:href="https://www.aluxprofiel.nl/aluminium-constructieprofiel-2020-zwart/a3957?c=3473" xlink:type="simple">https://www.aluxprofiel.nl/aluminium-constructieprofiel-2020-zwart/a3957?c=3473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38" calcext:value-type="float">
            <text:p>138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6" office:value-type="currency" office:currency="EUR" office:value="0.91" calcext:value-type="currency">
            <text:p>€ 0.91</text:p>
          </table:table-cell>
          <table:table-cell table:formula="of:=[.E7]*[.F7]" office:value-type="currency" office:currency="EUR" office:value="1.82" calcext:value-type="currency">
            <text:p>€ 1.82</text:p>
          </table:table-cell>
          <table:table-cell table:style-name="Default" office:value-type="string" calcext:value-type="string">
            <text:p><text:a xlink:href="https://www.aluxprofiel.nl/aluminium-constructieprofiel-2020-zwart/a3957?c=3474" xlink:type="simple">https://www.aluxprofiel.nl/aluminium-constructieprofiel-2020-zwart/a3957?c=3474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98" calcext:value-type="float">
            <text:p>98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6" office:value-type="currency" office:currency="EUR" office:value="0.65" calcext:value-type="currency">
            <text:p>€ 0.65</text:p>
          </table:table-cell>
          <table:table-cell table:formula="of:=[.E8]*[.F8]" office:value-type="currency" office:currency="EUR" office:value="0.65" calcext:value-type="currency">
            <text:p>€ 0.65</text:p>
          </table:table-cell>
          <table:table-cell table:style-name="Default" office:value-type="string" calcext:value-type="string">
            <text:p><text:a xlink:href="https://www.aluxprofiel.nl/aluminium-constructieprofiel-2020-zwart/a3957?c=3475" xlink:type="simple">https://www.aluxprofiel.nl/aluminium-constructieprofiel-2020-zwart/a3957?c=3475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6" office:value-type="currency" office:currency="EUR" office:value="0.38" calcext:value-type="currency">
            <text:p>€ 0.38</text:p>
          </table:table-cell>
          <table:table-cell table:formula="of:=[.E9]*[.F9]" office:value-type="currency" office:currency="EUR" office:value="1.52" calcext:value-type="currency">
            <text:p>€ 1.52</text:p>
          </table:table-cell>
          <table:table-cell table:style-name="Default" office:value-type="string" calcext:value-type="string">
            <text:p><text:a xlink:href="https://www.aluxprofiel.nl/aluminium-constructieprofiel-2020-zwart/a3957?c=3476" xlink:type="simple">https://www.aluxprofiel.nl/aluminium-constructieprofiel-2020-zwart/a3957?c=3476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6" office:value-type="currency" office:currency="EUR" office:value="0.33" calcext:value-type="currency">
            <text:p>€ 0.33</text:p>
          </table:table-cell>
          <table:table-cell table:formula="of:=[.E10]*[.F10]" office:value-type="currency" office:currency="EUR" office:value="1.32" calcext:value-type="currency">
            <text:p>€ 1.32</text:p>
          </table:table-cell>
          <table:table-cell table:style-name="Default" office:value-type="string" calcext:value-type="string">
            <text:p><text:a xlink:href="https://www.aluxprofiel.nl/aluminium-constructieprofiel-2020-zwart/a3957?c=3477" xlink:type="simple">https://www.aluxprofiel.nl/aluminium-constructieprofiel-2020-zwart/a3957?c=3477</text:a> 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Angle brackets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Type</text:p>
          </table:table-cell>
          <table:table-cell table:style-name="ce3"/>
          <table:table-cell table:style-name="ce5" office:value-type="string" calcext:value-type="string">
            <text:p>Amount</text:p>
          </table:table-cell>
          <table:table-cell table:style-name="ce7" office:value-type="string" calcext:value-type="string">
            <text:p>Price (pc)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URL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Cross corner</text:p>
          </table:table-cell>
          <table:table-cell table:style-name="ce4"/>
          <table:table-cell office:value-type="float" office:value="22" calcext:value-type="float">
            <text:p>22</text:p>
          </table:table-cell>
          <table:table-cell table:style-name="ce6" office:value-type="currency" office:currency="EUR" office:value="1.2" calcext:value-type="currency">
            <text:p>€ 1.20</text:p>
          </table:table-cell>
          <table:table-cell table:formula="of:=[.E12]*[.F12]" office:value-type="currency" office:currency="EUR" office:value="26.4" calcext:value-type="currency">
            <text:p>€ 26.40</text:p>
          </table:table-cell>
          <table:table-cell table:style-name="Default" office:value-type="string" calcext:value-type="string">
            <text:p><text:a xlink:href="https://www.aluxprofiel.nl/aluminium-verbindingshoek-2020/a3729?c=3484" xlink:type="simple">https://www.aluxprofiel.nl/aluminium-verbindingshoek-2020/a3729?c=3484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Normal</text:p>
          </table:table-cell>
          <table:table-cell table:style-name="ce4"/>
          <table:table-cell office:value-type="float" office:value="14" calcext:value-type="float">
            <text:p>14</text:p>
          </table:table-cell>
          <table:table-cell table:style-name="ce6" office:value-type="currency" office:currency="EUR" office:value="0.42" calcext:value-type="currency">
            <text:p>€ 0.42</text:p>
          </table:table-cell>
          <table:table-cell table:formula="of:=[.E13]*[.F13]" office:value-type="currency" office:currency="EUR" office:value="5.88" calcext:value-type="currency">
            <text:p>€ 5.88</text:p>
          </table:table-cell>
          <table:table-cell table:style-name="Default" office:value-type="string" calcext:value-type="string">
            <text:p><text:a xlink:href="https://www.aluxprofiel.nl/verbindingshoek-2020/a3982?c=3484" xlink:type="simple">https://www.aluxprofiel.nl/verbindingshoek-2020/a3982?c=3484</text:a> 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Bearing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imension (mm)</text:p>
          </table:table-cell>
          <table:table-cell table:style-name="ce3"/>
          <table:table-cell table:style-name="ce5" office:value-type="string" calcext:value-type="string">
            <text:p>Amoun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URL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AXK-6085 2AS</text:p>
          </table:table-cell>
          <table:table-cell table:style-name="ce4" office:value-type="string" calcext:value-type="string">
            <text:p>60x85x5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table:style-name="ce6" office:value-type="currency" office:currency="EUR" office:value="1.45" calcext:value-type="currency">
            <text:p>€ 1.45</text:p>
          </table:table-cell>
          <table:table-cell table:formula="of:=[.E15]*[.F15]" office:value-type="currency" office:currency="EUR" office:value="8.7" calcext:value-type="currency">
            <text:p>€ 8.70</text:p>
          </table:table-cell>
          <table:table-cell table:style-name="Default" office:value-type="string" calcext:value-type="string">
            <text:p><text:a xlink:href="https://nl.aliexpress.com/item/32751793910.html?spm=a2g0o.order_detail.0.0.18fe6d76MGuaiL&amp;gatewayAdapt=glo2nld" xlink:type="simple">https://nl.aliexpress.com/item/32751793910.html?spm=a2g0o.order_detail.0.0.18fe6d76MGuaiL&amp;gatewayAdapt=glo2nld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6810-2RS</text:p>
          </table:table-cell>
          <table:table-cell table:style-name="ce4" office:value-type="string" calcext:value-type="string">
            <text:p>50x65x7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table:style-name="ce6" office:value-type="currency" office:currency="EUR" office:value="2.29" calcext:value-type="currency">
            <text:p>€ 2.29</text:p>
          </table:table-cell>
          <table:table-cell table:formula="of:=[.E16]*[.F16]" office:value-type="currency" office:currency="EUR" office:value="13.74" calcext:value-type="currency">
            <text:p>€ 13.74</text:p>
          </table:table-cell>
          <table:table-cell table:style-name="Default" office:value-type="string" calcext:value-type="string">
            <text:p><text:a xlink:href="https://nl.aliexpress.com/item/1005001846176802.html?spm=a2g0o.order_detail.0.0.18fe6d76MGuaiL&amp;gatewayAdapt=glo2nld" xlink:type="simple">https://nl.aliexpress.com/item/1005001846176802.html?spm=a2g0o.order_detail.0.0.18fe6d76MGuaiL&amp;gatewayAdapt=glo2nld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624ZZ</text:p>
          </table:table-cell>
          <table:table-cell table:style-name="ce4" office:value-type="string" calcext:value-type="string">
            <text:p>4x13x5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6" office:value-type="currency" office:currency="EUR" office:value="0.235" calcext:value-type="currency">
            <text:p>€ 0.24</text:p>
          </table:table-cell>
          <table:table-cell table:formula="of:=[.E17]*[.F17]" office:value-type="currency" office:currency="EUR" office:value="7.05" calcext:value-type="currency">
            <text:p>€ 7.05</text:p>
          </table:table-cell>
          <table:table-cell table:style-name="Default" office:value-type="string" calcext:value-type="string">
            <text:p><text:a xlink:href="https://www.aliexpress.com/item/32713554418.html?spm=a2g0o.order_detail.0.0.32546d76i06eVT" xlink:type="simple">https://www.aliexpress.com/item/32713554418.html?spm=a2g0o.order_detail.0.0.32546d76i06eVT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608ZZ</text:p>
          </table:table-cell>
          <table:table-cell table:style-name="ce4" office:value-type="string" calcext:value-type="string">
            <text:p>8x22x7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office:value-type="currency" office:currency="EUR" office:value="0.39" calcext:value-type="currency">
            <text:p>€ 0.39</text:p>
          </table:table-cell>
          <table:table-cell table:formula="of:=[.E18]*[.F18]" office:value-type="currency" office:currency="EUR" office:value="2.34" calcext:value-type="currency">
            <text:p>€ 2.34</text:p>
          </table:table-cell>
          <table:table-cell table:style-name="Default" office:value-type="string" calcext:value-type="string">
            <text:p><text:a xlink:href="https://nl.aliexpress.com/item/33012587724.html?spm=a2g0o.productlist.0.0.263c41c932ZDNq&amp;algo_pvid=df866d74-d7b4-47a4-9e9c-145d037a3ec2&amp;algo_exp_id=df866d74-d7b4-47a4-9e9c-145d037a3ec2-0&amp;pdp_ext_f=%7B%22sku_id%22%3A%2267051675693%22%7D&amp;pdp_npi=2%40dis%21EUR%21%213.87%21%21%21%21%21%402100bdd016535766008352234ececa%2167051675693%21sea" xlink:type="simple">https://nl.aliexpress.com/item/33012587724.html?spm=a2g0o.productlist.0.0.263c41c932ZDNq&amp;algo_pvid=df866d74-d7b4-47a4-9e9c-145d037a3ec2&amp;algo_exp_id=df866d74-d7b4-47a4-9e9c-145d037a3ec2-0&amp;pdp_ext_f=%7B%22sku_id%22%3A%2267051675693%22%7D&amp;pdp_npi=2%40dis%21EUR%21%213.87%21%21%21%21%21%402100bdd016535766008352234ececa%2167051675693%21sea</text:a> </text:p>
          </table:table-cell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LM12LUU</text:p>
          </table:table-cell>
          <table:table-cell table:style-name="ce4" office:value-type="string" calcext:value-type="string">
            <text:p>12x21x57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6" office:value-type="currency" office:currency="EUR" office:value="4.38" calcext:value-type="currency">
            <text:p>€ 4.38</text:p>
          </table:table-cell>
          <table:table-cell table:formula="of:=[.E19]*[.F19]" office:value-type="currency" office:currency="EUR" office:value="17.52" calcext:value-type="currency">
            <text:p>€ 17.52</text:p>
          </table:table-cell>
          <table:table-cell table:style-name="Default" office:value-type="string" calcext:value-type="string">
            <text:p><text:a xlink:href="https://www.aliexpress.com/item/32816514280.html?spm=a2g0o.order_list.0.0.68a279d203w9nu" xlink:type="simple">https://www.aliexpress.com/item/32816514280.html?spm=a2g0o.order_list.0.0.68a279d203w9nu</text:a> 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Linear motion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iameter</text:p>
          </table:table-cell>
          <table:table-cell table:style-name="ce3" office:value-type="string" calcext:value-type="string">
            <text:p>Length</text:p>
          </table:table-cell>
          <table:table-cell table:style-name="ce5" office:value-type="string" calcext:value-type="string">
            <text:p>Amoun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URL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Linear rod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6" office:value-type="currency" office:currency="EUR" office:value="10.5" calcext:value-type="currency">
            <text:p>€ 10.50</text:p>
          </table:table-cell>
          <table:table-cell table:formula="of:=[.E21]*[.F21]" office:value-type="currency" office:currency="EUR" office:value="42" calcext:value-type="currency">
            <text:p>€ 42.00</text:p>
          </table:table-cell>
          <table:table-cell table:style-name="Default" office:value-type="string" calcext:value-type="string">
            <text:p><text:a xlink:href="https://www.aliexpress.com/item/4000214607103.html?spm=a2g0o.order_list.0.0.68a279d203w9nu" xlink:type="simple">https://www.aliexpress.com/item/4000214607103.html?spm=a2g0o.order_list.0.0.68a279d203w9nu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Lead screw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18" calcext:value-type="currency">
            <text:p>€ 18.00</text:p>
          </table:table-cell>
          <table:table-cell table:formula="of:=[.E22]*[.F22]" office:value-type="currency" office:currency="EUR" office:value="36" calcext:value-type="currency">
            <text:p>€ 36.00</text:p>
          </table:table-cell>
          <table:table-cell table:style-name="Default" office:value-type="string" calcext:value-type="string">
            <text:p><text:a xlink:href="https://www.123-3d.nl/123-3D-Leadscrew-TR8x8-8-mm-50-cm-i1559-t9712.html" xlink:type="simple">https://www.123-3d.nl/123-3D-Leadscrew-TR8x8-8-mm-50-cm-i1559-t9712.html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Lead screw nut</text:p>
          </table:table-cell>
          <table:table-cell table:style-name="ce4" table:number-columns-repeated="2"/>
          <table:table-cell office:value-type="float" office:value="2" calcext:value-type="float">
            <text:p>2</text:p>
          </table:table-cell>
          <table:table-cell table:style-name="ce6" office:value-type="currency" office:currency="EUR" office:value="6" calcext:value-type="currency">
            <text:p>€ 6.00</text:p>
          </table:table-cell>
          <table:table-cell table:formula="of:=[.E23]*[.F23]" office:value-type="currency" office:currency="EUR" office:value="12" calcext:value-type="currency">
            <text:p>€ 12.00</text:p>
          </table:table-cell>
          <table:table-cell table:style-name="Default" office:value-type="string" calcext:value-type="string">
            <text:p><text:a xlink:href="https://www.123-3d.nl/123-3D-Leadscrew-moer-TR8x8-i1560-t9712.html" xlink:type="simple">https://www.123-3d.nl/123-3D-Leadscrew-moer-TR8x8-i1560-t9712.html</text:a> 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Timing belt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Length</text:p>
          </table:table-cell>
          <table:table-cell table:style-name="ce5" office:value-type="string" calcext:value-type="string">
            <text:p>Amoun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URL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GT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EUR" office:value="4" calcext:value-type="currency">
            <text:p>€ 4.00</text:p>
          </table:table-cell>
          <table:table-cell table:formula="of:=[.E25]*[.F25]" office:value-type="currency" office:currency="EUR" office:value="4" calcext:value-type="currency">
            <text:p>€ 4.00</text:p>
          </table:table-cell>
          <table:table-cell table:style-name="Default" office:value-type="string" calcext:value-type="string">
            <text:p><text:a xlink:href="https://www.tinytronics.nl/shop/en/mechanics-and-actuators/parts/timing-belts/gt2-timing-belt-6mm-610mm-closed" xlink:type="simple">https://www.tinytronics.nl/shop/en/mechanics-and-actuators/parts/timing-belts/gt2-timing-belt-6mm-610mm-closed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GT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EUR" office:value="3.5" calcext:value-type="currency">
            <text:p>€ 3.50</text:p>
          </table:table-cell>
          <table:table-cell table:formula="of:=[.E26]*[.F26]" office:value-type="currency" office:currency="EUR" office:value="3.5" calcext:value-type="currency">
            <text:p>€ 3.50</text:p>
          </table:table-cell>
          <table:table-cell table:style-name="Default" office:value-type="string" calcext:value-type="string">
            <text:p><text:a xlink:href="https://www.tinytronics.nl/shop/en/mechanics-and-actuators/parts/timing-belts/gt2-timing-belt-6mm-400mm-closed" xlink:type="simple">https://www.tinytronics.nl/shop/en/mechanics-and-actuators/parts/timing-belts/gt2-timing-belt-6mm-400mm-closed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GT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style-name="ce6" office:value-type="currency" office:currency="EUR" office:value="3" calcext:value-type="currency">
            <text:p>€ 3.00</text:p>
          </table:table-cell>
          <table:table-cell table:formula="of:=[.E27]*[.F27]" office:value-type="currency" office:currency="EUR" office:value="9" calcext:value-type="currency">
            <text:p>€ 9.00</text:p>
          </table:table-cell>
          <table:table-cell table:style-name="Default" office:value-type="string" calcext:value-type="string">
            <text:p><text:a xlink:href="https://www.tinytronics.nl/shop/en/mechanics-and-actuators/parts/timing-belts/gt2-timing-belt-6mm-320mm-closed" xlink:type="simple">https://www.tinytronics.nl/shop/en/mechanics-and-actuators/parts/timing-belts/gt2-timing-belt-6mm-320mm-closed</text:a> 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Pulley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ore</text:p>
          </table:table-cell>
          <table:table-cell table:style-name="ce3" office:value-type="string" calcext:value-type="string">
            <text:p>Teeth</text:p>
          </table:table-cell>
          <table:table-cell table:style-name="ce5" office:value-type="string" calcext:value-type="string">
            <text:p>Amoun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URL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GT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currency" office:currency="EUR" office:value="1.17" calcext:value-type="currency">
            <text:p>€ 1.17</text:p>
          </table:table-cell>
          <table:table-cell table:formula="of:=[.E29]*[.F29]" office:value-type="currency" office:currency="EUR" office:value="5.85" calcext:value-type="currency">
            <text:p>€ 5.85</text:p>
          </table:table-cell>
          <table:table-cell table:style-name="Default" office:value-type="string" calcext:value-type="string">
            <text:p><text:a xlink:href="https://nl.aliexpress.com/item/4001307921068.html?spm=a2g0o.order_list.0.0.68a279d203w9nu&amp;gatewayAdapt=glo2nld" xlink:type="simple">https://nl.aliexpress.com/item/4001307921068.html?spm=a2g0o.order_list.0.0.68a279d203w9nu&amp;gatewayAdapt=glo2nld</text:a> </text:p>
          </table:table-cell>
          <table:table-cell table:style-name="Default"/>
        </table:table-row>
        <table:table-row table:style-name="ro1">
          <table:table-cell table:style-name="ce2"/>
          <table:table-cell table:style-name="ce4" office:value-type="string" calcext:value-type="string">
            <text:p>GT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1.17" calcext:value-type="currency">
            <text:p>€ 1.17</text:p>
          </table:table-cell>
          <table:table-cell table:formula="of:=[.E30]*[.F30]" office:value-type="currency" office:currency="EUR" office:value="2.34" calcext:value-type="currency">
            <text:p>€ 2.34</text:p>
          </table:table-cell>
          <table:table-cell table:style-name="Default" office:value-type="string" calcext:value-type="string">
            <text:p><text:a xlink:href="https://nl.aliexpress.com/item/4001307921068.html?spm=a2g0o.order_list.0.0.68a279d203w9nu&amp;gatewayAdapt=glo2nld" xlink:type="simple">https://nl.aliexpress.com/item/4001307921068.html?spm=a2g0o.order_list.0.0.68a279d203w9nu&amp;gatewayAdapt=glo2nld</text:a> 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Motor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haft</text:p>
          </table:table-cell>
          <table:table-cell table:style-name="ce3" office:value-type="string" calcext:value-type="string">
            <text:p>Size</text:p>
          </table:table-cell>
          <table:table-cell table:style-name="ce5" office:value-type="string" calcext:value-type="string">
            <text:p>Amoun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URL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NEMA1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6" office:value-type="currency" office:currency="EUR" office:value="12.36" calcext:value-type="currency">
            <text:p>€ 12.36</text:p>
          </table:table-cell>
          <table:table-cell table:formula="of:=[.E32]*[.F32]" office:value-type="currency" office:currency="EUR" office:value="49.44" calcext:value-type="currency">
            <text:p>€ 49.44</text:p>
          </table:table-cell>
          <table:table-cell table:style-name="Default" office:value-type="string" calcext:value-type="string">
            <text:p><text:a xlink:href="https://www.omc-stepperonline.com/nema-17-bipolar-45ncm-64oz-in-2a-42x42x40mm-4-wires-w-1m-cable-connector-17hs16-2004s1" xlink:type="simple">https://www.omc-stepperonline.com/nema-17-bipolar-45ncm-64oz-in-2a-42x42x40mm-4-wires-w-1m-cable-connector-17hs16-2004s1</text:a>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NEMA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EUR" office:value="10.73" calcext:value-type="currency">
            <text:p>€ 10.73</text:p>
          </table:table-cell>
          <table:table-cell table:formula="of:=[.E33]*[.F33]" office:value-type="currency" office:currency="EUR" office:value="10.73" calcext:value-type="currency">
            <text:p>€ 10.73</text:p>
          </table:table-cell>
          <table:table-cell table:style-name="Default" office:value-type="string" calcext:value-type="string">
            <text:p><text:a xlink:href="https://www.omc-stepperonline.com/nema-17-bipolar-1-8deg-16ncm-22-6oz-in-1a-3-7v-42x42x20mm-4-wires-17hs08-1004s" xlink:type="simple">https://www.omc-stepperonline.com/nema-17-bipolar-1-8deg-16ncm-22-6oz-in-1a-3-7v-42x42x20mm-4-wires-17hs08-1004s</text:a> 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5" office:value-type="string" calcext:value-type="string">
            <text:p>Amoun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URL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M332T</text:p>
          </table:table-cell>
          <table:table-cell office:value-type="string" calcext:value-type="string">
            <text:p>Stepper driver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currency" office:currency="EUR" office:value="18.36" calcext:value-type="currency">
            <text:p>€ 18.36</text:p>
          </table:table-cell>
          <table:table-cell table:formula="of:=[.E35]*[.F35]" office:value-type="currency" office:currency="EUR" office:value="91.8" calcext:value-type="currency">
            <text:p>€ 91.80</text:p>
          </table:table-cell>
          <table:table-cell table:style-name="Default" office:value-type="string" calcext:value-type="string">
            <text:p><text:a xlink:href="https://www.omc-stepperonline.com/digital-stepper-drive-1-0-3-2a-18-30vdc-for-nema-17-23-stepper-motor-dm332t" xlink:type="simple">https://www.omc-stepperonline.com/digital-stepper-drive-1-0-3-2a-18-30vdc-for-nema-17-23-stepper-motor-dm332t</text:a>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eensy 4.0</text:p>
          </table:table-cell>
          <table:table-cell office:value-type="string" calcext:value-type="string">
            <text:p>Microcontroll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currency" office:currency="EUR" office:value="23.5" calcext:value-type="currency">
            <text:p>€ 23.50</text:p>
          </table:table-cell>
          <table:table-cell table:formula="of:=[.E36]*[.F36]" office:value-type="currency" office:currency="EUR" office:value="23.5" calcext:value-type="currency">
            <text:p>€ 23.50</text:p>
          </table:table-cell>
          <table:table-cell table:style-name="Default" office:value-type="string" calcext:value-type="string">
            <text:p><text:a xlink:href="https://www.tinytronics.nl/shop/en/development-boards/microcontroller-boards/teensy/teensy-4.0-with-soldered-headers" xlink:type="simple">https://www.tinytronics.nl/shop/en/development-boards/microcontroller-boards/teensy/teensy-4.0-with-soldered-headers</text:a>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Converter</text:p>
          </table:table-cell>
          <table:table-cell office:value-type="string" calcext:value-type="string">
            <text:p>Buck conver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currency" office:currency="EUR" office:value="7" calcext:value-type="currency">
            <text:p>€ 7.00</text:p>
          </table:table-cell>
          <table:table-cell table:formula="of:=[.E37]*[.F37]" office:value-type="currency" office:currency="EUR" office:value="7" calcext:value-type="currency">
            <text:p>€ 7.00</text:p>
          </table:table-cell>
          <table:table-cell table:style-name="Default" office:value-type="string" calcext:value-type="string">
            <text:p><text:a xlink:href="https://www.tinytronics.nl/shop/en/power/voltage-converters/buck-(step-down)-converters/dc-dc-ajustable-step-down-buck-converter-xl4016-200w" xlink:type="simple">https://www.tinytronics.nl/shop/en/power/voltage-converters/buck-(step-down)-converters/dc-dc-ajustable-step-down-buck-converter-xl4016-200w</text:a>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Converter</text:p>
          </table:table-cell>
          <table:table-cell office:value-type="string" calcext:value-type="string">
            <text:p>Power supp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currency" office:currency="EUR" office:value="23.93" calcext:value-type="currency">
            <text:p>€ 23.93</text:p>
          </table:table-cell>
          <table:table-cell table:formula="of:=[.E38]*[.F38]" office:value-type="currency" office:currency="EUR" office:value="23.93" calcext:value-type="currency">
            <text:p>€ 23.93</text:p>
          </table:table-cell>
          <table:table-cell table:style-name="Default" office:value-type="string" calcext:value-type="string">
            <text:p><text:a xlink:href="https://www.aliexpress.com/item/32827458400.html?spm=a2g0o.order_list.0.0.5b6679d2vvnEwE" xlink:type="simple">https://www.aliexpress.com/item/32827458400.html?spm=a2g0o.order_list.0.0.5b6679d2vvnEwE</text:a>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A3144</text:p>
          </table:table-cell>
          <table:table-cell office:value-type="string" calcext:value-type="string">
            <text:p>Hall sensor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currency" office:currency="EUR" office:value="0.45" calcext:value-type="currency">
            <text:p>€ 0.45</text:p>
          </table:table-cell>
          <table:table-cell table:formula="of:=[.E39]*[.F39]" office:value-type="currency" office:currency="EUR" office:value="1.8" calcext:value-type="currency">
            <text:p>€ 1.80</text:p>
          </table:table-cell>
          <table:table-cell table:style-name="Default" office:value-type="string" calcext:value-type="string">
            <text:p><text:a xlink:href="https://www.tinytronics.nl/shop/en/sensors/magnetic-field/3144-hall-effect-switch" xlink:type="simple">https://www.tinytronics.nl/shop/en/sensors/magnetic-field/3144-hall-effect-switch</text:a>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AC switch</text:p>
          </table:table-cell>
          <table:table-cell office:value-type="string" calcext:value-type="string">
            <text:p>switch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currency" office:currency="EUR" office:value="1.75" calcext:value-type="currency">
            <text:p>€ 1.75</text:p>
          </table:table-cell>
          <table:table-cell table:formula="of:=[.E40]*[.F40]" office:value-type="currency" office:currency="EUR" office:value="1.75" calcext:value-type="currency">
            <text:p>€ 1.75</text:p>
          </table:table-cell>
          <table:table-cell table:style-name="Default" office:value-type="string" calcext:value-type="string">
            <text:p><text:a xlink:href="https://www.tinytronics.nl/shop/en/switches/manual-switches/toggle-switches/built-in-flip-switch-e-ten1021" xlink:type="simple">https://www.tinytronics.nl/shop/en/switches/manual-switches/toggle-switches/built-in-flip-switch-e-ten1021</text:a> 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onnector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5" office:value-type="string" calcext:value-type="string">
            <text:p>Amoun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URL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GX12</text:p>
          </table:table-cell>
          <table:table-cell office:value-type="string" calcext:value-type="string">
            <text:p>GX12 – 3P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currency" office:currency="EUR" office:value="2" calcext:value-type="currency">
            <text:p>€ 2.00</text:p>
          </table:table-cell>
          <table:table-cell table:formula="of:=[.E42]*[.F42]" office:value-type="currency" office:currency="EUR" office:value="8" calcext:value-type="currency">
            <text:p>€ 8.00</text:p>
          </table:table-cell>
          <table:table-cell table:style-name="Default" office:value-type="string" calcext:value-type="string">
            <text:p><text:a xlink:href="https://www.tinytronics.nl/shop/en/cables-and-connectors/connectors/gx/gx12/gx12-3-connector-set" xlink:type="simple">https://www.tinytronics.nl/shop/en/cables-and-connectors/connectors/gx/gx12/gx12-3-connector-set</text:a>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GX16</text:p>
          </table:table-cell>
          <table:table-cell office:value-type="string" calcext:value-type="string">
            <text:p>GX16 – 4P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office:value-type="currency" office:currency="EUR" office:value="2" calcext:value-type="currency">
            <text:p>€ 2.00</text:p>
          </table:table-cell>
          <table:table-cell table:formula="of:=[.E43]*[.F43]" office:value-type="currency" office:currency="EUR" office:value="6" calcext:value-type="currency">
            <text:p>€ 6.00</text:p>
          </table:table-cell>
          <table:table-cell table:style-name="Default" office:value-type="string" calcext:value-type="string">
            <text:p><text:a xlink:href="https://www.tinytronics.nl/shop/en/cables-and-connectors/connectors/gx/gx16/gx16-4-connector-set" xlink:type="simple">https://www.tinytronics.nl/shop/en/cables-and-connectors/connectors/gx/gx16/gx16-4-connector-set</text:a>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AC sock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currency" office:currency="EUR" office:value="0.24" calcext:value-type="currency">
            <text:p>€ 0.24</text:p>
          </table:table-cell>
          <table:table-cell table:formula="of:=[.E44]*[.F44]" office:value-type="currency" office:currency="EUR" office:value="0.24" calcext:value-type="currency">
            <text:p>€ 0.24</text:p>
          </table:table-cell>
          <table:table-cell table:style-name="Default" office:value-type="string" calcext:value-type="string">
            <text:p><text:a xlink:href="https://nl.aliexpress.com/item/32878464533.html?spm=a2g0o.productlist.0.0.2f053443JAh2r6&amp;algo_pvid=7a0a084c-1c52-40ca-ba9f-b8723199992c&amp;algo_exp_id=7a0a084c-1c52-40ca-ba9f-b8723199992c-7&amp;pdp_ext_f=%7B%22sku_id%22%3A%2265534183729%22%7D&amp;pdp_npi=2%40dis%21EUR%21%211.22%21%21%210.58%21%21%402100bddb16535776775838674e765e%2165534183729%21sea" xlink:type="simple">https://nl.aliexpress.com/item/32878464533.html?spm=a2g0o.productlist.0.0.2f053443JAh2r6&amp;algo_pvid=7a0a084c-1c52-40ca-ba9f-b8723199992c&amp;algo_exp_id=7a0a084c-1c52-40ca-ba9f-b8723199992c-7&amp;pdp_ext_f=%7B%22sku_id%22%3A%2265534183729%22%7D&amp;pdp_npi=2%40dis%21EUR%21%211.22%21%21%210.58%21%21%402100bddb16535776775838674e765e%2165534183729%21sea</text:a> 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able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5" office:value-type="string" calcext:value-type="string">
            <text:p>Amoun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URL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Aux cable</text:p>
          </table:table-cell>
          <table:table-cell office:value-type="string" calcext:value-type="string">
            <text:p>3C cable – 10m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currency" office:currency="EUR" office:value="6.99" calcext:value-type="currency">
            <text:p>€ 6.99</text:p>
          </table:table-cell>
          <table:table-cell table:formula="of:=[.E46]*[.F46]" office:value-type="currency" office:currency="EUR" office:value="6.99" calcext:value-type="currency">
            <text:p>€ 6.99</text:p>
          </table:table-cell>
          <table:table-cell table:style-name="Default" office:value-type="string" calcext:value-type="string">
            <text:p><text:a xlink:href="https://www.allekabels.nl/aux-kabel/7187/1474/jack-kabel.html" xlink:type="simple">https://www.allekabels.nl/aux-kabel/7187/1474/jack-kabel.html</text:a>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Stepper cable</text:p>
          </table:table-cell>
          <table:table-cell office:value-type="string" calcext:value-type="string">
            <text:p>4C cable -1m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office:value-type="currency" office:currency="EUR" office:value="3.23" calcext:value-type="currency">
            <text:p>€ 3.23</text:p>
          </table:table-cell>
          <table:table-cell table:formula="of:=[.E47]*[.F47]" office:value-type="currency" office:currency="EUR" office:value="32.3" calcext:value-type="currency">
            <text:p>€ 32.30</text:p>
          </table:table-cell>
          <table:table-cell table:style-name="Default" office:value-type="string" calcext:value-type="string">
            <text:p><text:a xlink:href="https://www.omc-stepperonline.com/awg-20-high-flexible-four-core-stepper-motor-cable-cm-20" xlink:type="simple">https://www.omc-stepperonline.com/awg-20-high-flexible-four-core-stepper-motor-cable-cm-20</text:a> 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5" office:value-type="string" calcext:value-type="string">
            <text:p>Amoun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URL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Stepper bracket</text:p>
          </table:table-cell>
          <table:table-cell office:value-type="string" calcext:value-type="string">
            <text:p>Smal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office:value-type="currency" office:currency="EUR" office:value="3" calcext:value-type="currency">
            <text:p>€ 3.00</text:p>
          </table:table-cell>
          <table:table-cell table:formula="of:=[.E49]*[.F49]" office:value-type="currency" office:currency="EUR" office:value="9" calcext:value-type="currency">
            <text:p>€ 9.00</text:p>
          </table:table-cell>
          <table:table-cell table:style-name="Default" office:value-type="string" calcext:value-type="string">
            <text:p><text:a xlink:href="https://www.tinytronics.nl/shop/en/tools-and-mounting/installation-and-mounting-material/brackets/bracket-for-stepper-motor-42mm-nema17-straight-small" xlink:type="simple">https://www.tinytronics.nl/shop/en/tools-and-mounting/installation-and-mounting-material/brackets/bracket-for-stepper-motor-42mm-nema17-straight-small</text:a>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Stepper bracket</text:p>
          </table:table-cell>
          <table:table-cell office:value-type="string" calcext:value-type="string">
            <text:p>Large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currency" office:currency="EUR" office:value="3" calcext:value-type="currency">
            <text:p>€ 3.00</text:p>
          </table:table-cell>
          <table:table-cell table:formula="of:=[.E50]*[.F50]" office:value-type="currency" office:currency="EUR" office:value="6" calcext:value-type="currency">
            <text:p>€ 6.00</text:p>
          </table:table-cell>
          <table:table-cell table:style-name="Default" office:value-type="string" calcext:value-type="string">
            <text:p><text:a xlink:href="https://www.tinytronics.nl/shop/en/tools-and-mounting/installation-and-mounting-material/brackets/bracket-for-stepper-motor-42mm-nema17-straight" xlink:type="simple">https://www.tinytronics.nl/shop/en/tools-and-mounting/installation-and-mounting-material/brackets/bracket-for-stepper-motor-42mm-nema17-straight</text:a> 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Bone lite PCB</text:p>
          </table:table-cell>
          <table:table-cell office:value-type="string" calcext:value-type="string">
            <text:p>Permboar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/a</text:p>
          </table:table-cell>
          <table:table-cell office:value-type="currency" office:currency="EUR" office:value="0" calcext:value-type="currency">
            <text:p>€ 0.00</text:p>
          </table:table-cell>
          <table:table-cell table:style-name="Default" table:number-columns-repeated="2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Total</text:p>
          </table:table-cell>
          <table:table-cell table:style-name="ce7" table:formula="of:=SUM([.G3:.G10];[.G12:.G13];[.G15:.G19];[.G21:.G23];[.G25:.G27];[.G29:.G30];[.G32:.G33];[.G35:.G40];[.G42:.G44];[.G46:.G47];[.G49:.G51])" office:value-type="currency" office:currency="EUR" office:value="506.49" calcext:value-type="currency">
            <text:p>€ 506.49</text:p>
          </table:table-cell>
          <table:table-cell table:style-name="ce7"/>
          <table:table-cell table:style-name="Default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astners" table:style-name="ta1">
        <table:table-column table:style-name="co3" table:number-columns-repeated="4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5" table:default-cell-style-name="ce6"/>
        <table:table-column table:style-name="co3" table:number-columns-repeated="2" table:default-cell-style-name="Default"/>
        <table:table-row table:style-name="ro1">
          <table:table-cell table:number-columns-repeated="9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Bolts</text:p>
          </table:table-cell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otal</text:p>
          </table:table-cell>
          <table:table-cell table:style-name="ce7" office:value-type="string" calcext:value-type="string">
            <text:p>Price /100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DIN912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E3:.H3])" office:value-type="float" office:value="24" calcext:value-type="float">
            <text:p>24</text:p>
          </table:table-cell>
          <table:table-cell table:style-name="ce6" office:value-type="currency" office:currency="EUR" office:value="12.08" calcext:value-type="currency">
            <text:p>€ 12.08</text:p>
          </table:table-cell>
          <table:table-cell table:formula="of:=[.J3]/100" office:value-type="currency" office:currency="EUR" office:value="0.1208" calcext:value-type="currency">
            <text:p>€ 0.12</text:p>
          </table:table-cell>
          <table:table-cell table:style-name="ce6" table:formula="of:=[.I3]*[.K3]" office:value-type="currency" office:currency="EUR" office:value="2.8992" calcext:value-type="currency">
            <text:p>€ 2.90</text:p>
          </table:table-cell>
          <table:table-cell office:value-type="string" calcext:value-type="string">
            <text:p><text:a xlink:href="https://www.rvspaleis.nl/bouten/binnenzeskant/din-912/din-912-%5B-%5D-a2/din-912-%5B-%5D-a2-%5B-%5D-m3/912-2-3x40_100" xlink:type="simple">https://www.rvspaleis.nl/bouten/binnenzeskant/din-912/din-912-[-]-a2/din-912-[-]-a2-[-]-m3/912-2-3x40_100</text:a> </text:p>
          </table:table-cell>
        </table:table-row>
        <table:table-row table:style-name="ro1">
          <table:table-cell/>
          <table:table-cell office:value-type="string" calcext:value-type="string">
            <text:p>DIN912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SUM([.E4:.H4])" office:value-type="float" office:value="26" calcext:value-type="float">
            <text:p>26</text:p>
          </table:table-cell>
          <table:table-cell table:style-name="ce6" office:value-type="currency" office:currency="EUR" office:value="8.36" calcext:value-type="currency">
            <text:p>€ 8.36</text:p>
          </table:table-cell>
          <table:table-cell table:formula="of:=[.J4]/100" office:value-type="currency" office:currency="EUR" office:value="0.0836" calcext:value-type="currency">
            <text:p>€ 0.08</text:p>
          </table:table-cell>
          <table:table-cell table:style-name="ce6" table:formula="of:=[.I4]*[.K4]" office:value-type="currency" office:currency="EUR" office:value="2.1736" calcext:value-type="currency">
            <text:p>€ 2.17</text:p>
          </table:table-cell>
          <table:table-cell office:value-type="string" calcext:value-type="string">
            <text:p><text:a xlink:href="https://www.rvspaleis.nl/bouten/binnenzeskant/din-912/din-912-%5B-%5D-a2/din-912-%5B-%5D-a2-%5B-%5D-m3/912-2-3x25_100" xlink:type="simple">https://www.rvspaleis.nl/bouten/binnenzeskant/din-912/din-912-[-]-a2/din-912-[-]-a2-[-]-m3/912-2-3x25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E5:.H5])" office:value-type="float" office:value="28" calcext:value-type="float">
            <text:p>28</text:p>
          </table:table-cell>
          <table:table-cell table:style-name="ce6" office:value-type="currency" office:currency="EUR" office:value="7.72" calcext:value-type="currency">
            <text:p>€ 7.72</text:p>
          </table:table-cell>
          <table:table-cell table:formula="of:=[.J5]/100" office:value-type="currency" office:currency="EUR" office:value="0.0772" calcext:value-type="currency">
            <text:p>€ 0.08</text:p>
          </table:table-cell>
          <table:table-cell table:style-name="ce6" table:formula="of:=[.I5]*[.K5]" office:value-type="currency" office:currency="EUR" office:value="2.1616" calcext:value-type="currency">
            <text:p>€ 2.16</text:p>
          </table:table-cell>
          <table:table-cell office:value-type="string" calcext:value-type="string">
            <text:p><text:a xlink:href="https://www.rvspaleis.nl/bouten/binnenzeskant/din-7984/din-7984-%5B-%5D-a2-%5B-%5D-m3/7984-2-3x16_100" xlink:type="simple">https://www.rvspaleis.nl/bouten/binnenzeskant/din-7984/din-7984-[-]-a2-[-]-m3/7984-2-3x16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SUM([.E6:.H6])" office:value-type="float" office:value="6" calcext:value-type="float">
            <text:p>6</text:p>
          </table:table-cell>
          <table:table-cell table:style-name="ce6" office:value-type="currency" office:currency="EUR" office:value="6.8" calcext:value-type="currency">
            <text:p>€ 6.80</text:p>
          </table:table-cell>
          <table:table-cell table:formula="of:=[.J6]/100" office:value-type="currency" office:currency="EUR" office:value="0.068" calcext:value-type="currency">
            <text:p>€ 0.07</text:p>
          </table:table-cell>
          <table:table-cell table:style-name="ce6" table:formula="of:=[.I6]*[.K6]" office:value-type="currency" office:currency="EUR" office:value="0.408" calcext:value-type="currency">
            <text:p>€ 0.41</text:p>
          </table:table-cell>
          <table:table-cell office:value-type="string" calcext:value-type="string">
            <text:p><text:a xlink:href="https://www.rvspaleis.nl/bouten/binnenzeskant/din-7984/din-7984-%5B-%5D-a2-%5B-%5D-m3/7984-2-3x12_100" xlink:type="simple">https://www.rvspaleis.nl/bouten/binnenzeskant/din-7984/din-7984-[-]-a2-[-]-m3/7984-2-3x12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E7:.H7])" office:value-type="float" office:value="32" calcext:value-type="float">
            <text:p>32</text:p>
          </table:table-cell>
          <table:table-cell table:style-name="ce6" office:value-type="currency" office:currency="EUR" office:value="5.72" calcext:value-type="currency">
            <text:p>€ 5.72</text:p>
          </table:table-cell>
          <table:table-cell table:formula="of:=[.J7]/100" office:value-type="currency" office:currency="EUR" office:value="0.0572" calcext:value-type="currency">
            <text:p>€ 0.06</text:p>
          </table:table-cell>
          <table:table-cell table:style-name="ce6" table:formula="of:=[.I7]*[.K7]" office:value-type="currency" office:currency="EUR" office:value="1.8304" calcext:value-type="currency">
            <text:p>€ 1.83</text:p>
          </table:table-cell>
          <table:table-cell office:value-type="string" calcext:value-type="string">
            <text:p><text:a xlink:href="https://www.rvspaleis.nl/bouten/binnenzeskant/din-7984/din-7984-%5B-%5D-a2-%5B-%5D-m3/7984-2-3x8_100" xlink:type="simple">https://www.rvspaleis.nl/bouten/binnenzeskant/din-7984/din-7984-[-]-a2-[-]-m3/7984-2-3x8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E8:.H8])" office:value-type="float" office:value="4" calcext:value-type="float">
            <text:p>4</text:p>
          </table:table-cell>
          <table:table-cell table:style-name="ce6" office:value-type="currency" office:currency="EUR" office:value="5.28" calcext:value-type="currency">
            <text:p>€ 5.28</text:p>
          </table:table-cell>
          <table:table-cell table:formula="of:=[.J8]/100" office:value-type="currency" office:currency="EUR" office:value="0.0528" calcext:value-type="currency">
            <text:p>€ 0.05</text:p>
          </table:table-cell>
          <table:table-cell table:style-name="ce6" table:formula="of:=[.I8]*[.K8]" office:value-type="currency" office:currency="EUR" office:value="0.2112" calcext:value-type="currency">
            <text:p>€ 0.21</text:p>
          </table:table-cell>
          <table:table-cell office:value-type="string" calcext:value-type="string">
            <text:p><text:a xlink:href="https://www.rvspaleis.nl/bouten/binnenzeskant/din-7984/din-7984-%5B-%5D-a2-%5B-%5D-m3/7984-2-3x6_100" xlink:type="simple">https://www.rvspaleis.nl/bouten/binnenzeskant/din-7984/din-7984-[-]-a2-[-]-m3/7984-2-3x6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SUM([.E9:.H9])" office:value-type="float" office:value="4" calcext:value-type="float">
            <text:p>4</text:p>
          </table:table-cell>
          <table:table-cell table:style-name="ce6" office:value-type="currency" office:currency="EUR" office:value="15.48" calcext:value-type="currency">
            <text:p>€ 15.48</text:p>
          </table:table-cell>
          <table:table-cell table:formula="of:=[.J9]/100" office:value-type="currency" office:currency="EUR" office:value="0.1548" calcext:value-type="currency">
            <text:p>€ 0.15</text:p>
          </table:table-cell>
          <table:table-cell table:style-name="ce6" table:formula="of:=[.I9]*[.K9]" office:value-type="currency" office:currency="EUR" office:value="0.6192" calcext:value-type="currency">
            <text:p>€ 0.62</text:p>
          </table:table-cell>
          <table:table-cell office:value-type="string" calcext:value-type="string">
            <text:p><text:a xlink:href="https://www.rvspaleis.nl/bouten/binnenzeskant/din-7984/din-7984-%5B-%5D-a2-%5B-%5D-m4/7984-2-4x30_100" xlink:type="simple">https://www.rvspaleis.nl/bouten/binnenzeskant/din-7984/din-7984-[-]-a2-[-]-m4/7984-2-4x30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E10:.H10])" office:value-type="float" office:value="9" calcext:value-type="float">
            <text:p>9</text:p>
          </table:table-cell>
          <table:table-cell table:style-name="ce6" office:value-type="currency" office:currency="EUR" office:value="12.2" calcext:value-type="currency">
            <text:p>€ 12.20</text:p>
          </table:table-cell>
          <table:table-cell table:formula="of:=[.J10]/100" office:value-type="currency" office:currency="EUR" office:value="0.122" calcext:value-type="currency">
            <text:p>€ 0.12</text:p>
          </table:table-cell>
          <table:table-cell table:style-name="ce6" table:formula="of:=[.I10]*[.K10]" office:value-type="currency" office:currency="EUR" office:value="1.098" calcext:value-type="currency">
            <text:p>€ 1.10</text:p>
          </table:table-cell>
          <table:table-cell office:value-type="string" calcext:value-type="string">
            <text:p><text:a xlink:href="https://www.rvspaleis.nl/bouten/binnenzeskant/din-7984/din-7984-%5B-%5D-a2-%5B-%5D-m4/7984-2-4x20_100" xlink:type="simple">https://www.rvspaleis.nl/bouten/binnenzeskant/din-7984/din-7984-[-]-a2-[-]-m4/7984-2-4x20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11:.H11])" office:value-type="float" office:value="28" calcext:value-type="float">
            <text:p>28</text:p>
          </table:table-cell>
          <table:table-cell table:style-name="ce6" office:value-type="currency" office:currency="EUR" office:value="8.08" calcext:value-type="currency">
            <text:p>€ 8.08</text:p>
          </table:table-cell>
          <table:table-cell table:formula="of:=[.J11]/100" office:value-type="currency" office:currency="EUR" office:value="0.0808" calcext:value-type="currency">
            <text:p>€ 0.08</text:p>
          </table:table-cell>
          <table:table-cell table:style-name="ce6" table:formula="of:=[.I11]*[.K11]" office:value-type="currency" office:currency="EUR" office:value="2.2624" calcext:value-type="currency">
            <text:p>€ 2.26</text:p>
          </table:table-cell>
          <table:table-cell office:value-type="string" calcext:value-type="string">
            <text:p><text:a xlink:href="https://www.rvspaleis.nl/bouten/binnenzeskant/din-7984/din-7984-%5B-%5D-a2-%5B-%5D-m4/7984-2-4x10_100" xlink:type="simple">https://www.rvspaleis.nl/bouten/binnenzeskant/din-7984/din-7984-[-]-a2-[-]-m4/7984-2-4x10_100</text:a> </text:p>
          </table:table-cell>
        </table:table-row>
        <table:table-row table:style-name="ro1">
          <table:table-cell/>
          <table:table-cell office:value-type="string" calcext:value-type="string">
            <text:p>DIN912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E12:.H12])" office:value-type="float" office:value="12" calcext:value-type="float">
            <text:p>12</text:p>
          </table:table-cell>
          <table:table-cell table:style-name="ce6" office:value-type="currency" office:currency="EUR" office:value="35.48" calcext:value-type="currency">
            <text:p>€ 35.48</text:p>
          </table:table-cell>
          <table:table-cell table:formula="of:=[.J12]/100" office:value-type="currency" office:currency="EUR" office:value="0.3548" calcext:value-type="currency">
            <text:p>€ 0.35</text:p>
          </table:table-cell>
          <table:table-cell table:style-name="ce6" table:formula="of:=[.I12]*[.K12]" office:value-type="currency" office:currency="EUR" office:value="4.2576" calcext:value-type="currency">
            <text:p>€ 4.26</text:p>
          </table:table-cell>
          <table:table-cell office:value-type="string" calcext:value-type="string">
            <text:p><text:a xlink:href="https://www.rvspaleis.nl/bouten/binnenzeskant/din-912/din-912-%5B-%5D-a2/din-912-%5B-%5D-a2-%5B-%5D-m5/912-2-5x60_50" xlink:type="simple">https://www.rvspaleis.nl/bouten/binnenzeskant/din-912/din-912-[-]-a2/din-912-[-]-a2-[-]-m5/912-2-5x60_5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E13:.H13])" office:value-type="float" office:value="8" calcext:value-type="float">
            <text:p>8</text:p>
          </table:table-cell>
          <table:table-cell table:style-name="ce6" office:value-type="currency" office:currency="EUR" office:value="15.15" calcext:value-type="currency">
            <text:p>€ 15.15</text:p>
          </table:table-cell>
          <table:table-cell table:formula="of:=[.J13]/100" office:value-type="currency" office:currency="EUR" office:value="0.1515" calcext:value-type="currency">
            <text:p>€ 0.15</text:p>
          </table:table-cell>
          <table:table-cell table:style-name="ce6" table:formula="of:=[.I13]*[.K13]" office:value-type="currency" office:currency="EUR" office:value="1.212" calcext:value-type="currency">
            <text:p>€ 1.21</text:p>
          </table:table-cell>
          <table:table-cell office:value-type="string" calcext:value-type="string">
            <text:p><text:a xlink:href="https://www.rvspaleis.nl/bouten/binnenzeskant/din-7984/din-7984-%5B-%5D-a2-%5B-%5D-m5/7984-2-5x25_200" xlink:type="simple">https://www.rvspaleis.nl/bouten/binnenzeskant/din-7984/din-7984-[-]-a2-[-]-m5/7984-2-5x25_2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SUM([.E14:.H14])" office:value-type="float" office:value="13" calcext:value-type="float">
            <text:p>13</text:p>
          </table:table-cell>
          <table:table-cell table:style-name="ce6" office:value-type="currency" office:currency="EUR" office:value="17" calcext:value-type="currency">
            <text:p>€ 17.00</text:p>
          </table:table-cell>
          <table:table-cell table:formula="of:=[.J14]/100" office:value-type="currency" office:currency="EUR" office:value="0.17" calcext:value-type="currency">
            <text:p>€ 0.17</text:p>
          </table:table-cell>
          <table:table-cell table:style-name="ce6" table:formula="of:=[.I14]*[.K14]" office:value-type="currency" office:currency="EUR" office:value="2.21" calcext:value-type="currency">
            <text:p>€ 2.21</text:p>
          </table:table-cell>
          <table:table-cell office:value-type="string" calcext:value-type="string">
            <text:p><text:a xlink:href="https://www.rvspaleis.nl/bouten/binnenzeskant/din-7984/din-7984-%5B-%5D-a2-%5B-%5D-m5/7984-2-5x20_100" xlink:type="simple">https://www.rvspaleis.nl/bouten/binnenzeskant/din-7984/din-7984-[-]-a2-[-]-m5/7984-2-5x20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E15:.H15])" office:value-type="float" office:value="6" calcext:value-type="float">
            <text:p>6</text:p>
          </table:table-cell>
          <table:table-cell table:style-name="ce6" office:value-type="currency" office:currency="EUR" office:value="14.76" calcext:value-type="currency">
            <text:p>€ 14.76</text:p>
          </table:table-cell>
          <table:table-cell table:formula="of:=[.J15]/100" office:value-type="currency" office:currency="EUR" office:value="0.1476" calcext:value-type="currency">
            <text:p>€ 0.15</text:p>
          </table:table-cell>
          <table:table-cell table:style-name="ce6" table:formula="of:=[.I15]*[.K15]" office:value-type="currency" office:currency="EUR" office:value="0.8856" calcext:value-type="currency">
            <text:p>€ 0.89</text:p>
          </table:table-cell>
          <table:table-cell office:value-type="string" calcext:value-type="string">
            <text:p><text:a xlink:href="https://www.rvspaleis.nl/bouten/binnenzeskant/din-7984/din-7984-%5B-%5D-a2-%5B-%5D-m5/7984-2-5x16_100" xlink:type="simple">https://www.rvspaleis.nl/bouten/binnenzeskant/din-7984/din-7984-[-]-a2-[-]-m5/7984-2-5x16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SUM([.E16:.H16])" office:value-type="float" office:value="35" calcext:value-type="float">
            <text:p>35</text:p>
          </table:table-cell>
          <table:table-cell table:style-name="ce6" office:value-type="currency" office:currency="EUR" office:value="11.76" calcext:value-type="currency">
            <text:p>€ 11.76</text:p>
          </table:table-cell>
          <table:table-cell table:formula="of:=[.J16]/100" office:value-type="currency" office:currency="EUR" office:value="0.1176" calcext:value-type="currency">
            <text:p>€ 0.12</text:p>
          </table:table-cell>
          <table:table-cell table:style-name="ce6" table:formula="of:=[.I16]*[.K16]" office:value-type="currency" office:currency="EUR" office:value="4.116" calcext:value-type="currency">
            <text:p>€ 4.12</text:p>
          </table:table-cell>
          <table:table-cell office:value-type="string" calcext:value-type="string">
            <text:p><text:a xlink:href="https://www.rvspaleis.nl/bouten/binnenzeskant/din-7984/din-7984-%5B-%5D-a2-%5B-%5D-m5/7984-2-5x10_100" xlink:type="simple">https://www.rvspaleis.nl/bouten/binnenzeskant/din-7984/din-7984-[-]-a2-[-]-m5/7984-2-5x10_100</text:a> </text:p>
          </table:table-cell>
        </table:table-row>
        <table:table-row table:style-name="ro1">
          <table:table-cell/>
          <table:table-cell office:value-type="string" calcext:value-type="string">
            <text:p>DIN7984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SUM([.E17:.H17])" office:value-type="float" office:value="52" calcext:value-type="float">
            <text:p>52</text:p>
          </table:table-cell>
          <table:table-cell table:style-name="ce6" office:value-type="currency" office:currency="EUR" office:value="12.84" calcext:value-type="currency">
            <text:p>€ 12.84</text:p>
          </table:table-cell>
          <table:table-cell table:formula="of:=[.J17]/100" office:value-type="currency" office:currency="EUR" office:value="0.1284" calcext:value-type="currency">
            <text:p>€ 0.13</text:p>
          </table:table-cell>
          <table:table-cell table:style-name="ce6" table:formula="of:=[.I17]*[.K17]" office:value-type="currency" office:currency="EUR" office:value="6.6768" calcext:value-type="currency">
            <text:p>€ 6.68</text:p>
          </table:table-cell>
          <table:table-cell office:value-type="string" calcext:value-type="string">
            <text:p><text:a xlink:href="https://www.rvspaleis.nl/bouten/binnenzeskant/din-7984/din-7984-%5B-%5D-a2-%5B-%5D-m5/7984-2-5x8_100" xlink:type="simple">https://www.rvspaleis.nl/bouten/binnenzeskant/din-7984/din-7984-[-]-a2-[-]-m5/7984-2-5x8_100</text:a> </text:p>
          </table:table-cell>
        </table:table-row>
        <table:table-row table:style-name="ro1">
          <table:table-cell table:style-name="ce5" office:value-type="string" calcext:value-type="string">
            <text:p>Nuts</text:p>
          </table:table-cell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otal</text:p>
          </table:table-cell>
          <table:table-cell table:style-name="ce7" office:value-type="string" calcext:value-type="string">
            <text:p>Price /250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DIN43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e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[.E19:.H19])" office:value-type="float" office:value="48" calcext:value-type="float">
            <text:p>48</text:p>
          </table:table-cell>
          <table:table-cell table:style-name="ce6" office:value-type="currency" office:currency="EUR" office:value="10.7" calcext:value-type="currency">
            <text:p>€ 10.70</text:p>
          </table:table-cell>
          <table:table-cell table:formula="of:=[.J19]/250" office:value-type="currency" office:currency="EUR" office:value="0.0428" calcext:value-type="currency">
            <text:p>€ 0.04</text:p>
          </table:table-cell>
          <table:table-cell table:style-name="ce6" table:formula="of:=[.I19]*[.K19]" office:value-type="currency" office:currency="EUR" office:value="2.0544" calcext:value-type="currency">
            <text:p>€ 2.05</text:p>
          </table:table-cell>
          <table:table-cell office:value-type="string" calcext:value-type="string">
            <text:p><text:a xlink:href="https://www.rvspaleis.nl/moeren/zeskant-moeren/din-439/din-439-%5B-%5D-a2/din-439-%5B-%5D-a2-%5B-%5D-m3/439-2-3_250" xlink:type="simple">https://www.rvspaleis.nl/moeren/zeskant-moeren/din-439/din-439-[-]-a2/din-439-[-]-a2-[-]-m3/439-2-3_250</text:a> </text:p>
          </table:table-cell>
        </table:table-row>
        <table:table-row table:style-name="ro1">
          <table:table-cell/>
          <table:table-cell office:value-type="string" calcext:value-type="string">
            <text:p>DIN56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Squa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SUM([.E20:.H20])" office:value-type="float" office:value="40" calcext:value-type="float">
            <text:p>40</text:p>
          </table:table-cell>
          <table:table-cell table:style-name="ce6" office:value-type="currency" office:currency="EUR" office:value="19.18" calcext:value-type="currency">
            <text:p>€ 19.18</text:p>
          </table:table-cell>
          <table:table-cell table:formula="of:=[.J20]/250" office:value-type="currency" office:currency="EUR" office:value="0.07672" calcext:value-type="currency">
            <text:p>€ 0.08</text:p>
          </table:table-cell>
          <table:table-cell table:style-name="ce6" table:formula="of:=[.I20]*[.K20]" office:value-type="currency" office:currency="EUR" office:value="3.0688" calcext:value-type="currency">
            <text:p>€ 3.07</text:p>
          </table:table-cell>
          <table:table-cell office:value-type="string" calcext:value-type="string">
            <text:p><text:a xlink:href="https://www.rvspaleis.nl/moeren/vierkantmoeren/din-562/din-562-%5B-%5D-a2-%5B-%5D-m3/562-2-3_100" xlink:type="simple">https://www.rvspaleis.nl/moeren/vierkantmoeren/din-562/din-562-[-]-a2-[-]-m3/562-2-3_100</text:a> </text:p>
          </table:table-cell>
        </table:table-row>
        <table:table-row table:style-name="ro1">
          <table:table-cell/>
          <table:table-cell office:value-type="string" calcext:value-type="string">
            <text:p>DIN439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ex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formula="of:=SUM([.E21:.H21])" office:value-type="float" office:value="8" calcext:value-type="float">
            <text:p>8</text:p>
          </table:table-cell>
          <table:table-cell table:style-name="ce6" office:value-type="currency" office:currency="EUR" office:value="6.7" calcext:value-type="currency">
            <text:p>€ 6.70</text:p>
          </table:table-cell>
          <table:table-cell table:formula="of:=[.J21]/250" office:value-type="currency" office:currency="EUR" office:value="0.0268" calcext:value-type="currency">
            <text:p>€ 0.03</text:p>
          </table:table-cell>
          <table:table-cell table:style-name="ce6" table:formula="of:=[.I21]*[.K21]" office:value-type="currency" office:currency="EUR" office:value="0.2144" calcext:value-type="currency">
            <text:p>€ 0.21</text:p>
          </table:table-cell>
          <table:table-cell office:value-type="string" calcext:value-type="string">
            <text:p><text:a xlink:href="https://www.rvspaleis.nl/moeren/zeskant-moeren/din-439/din-439-%5B-%5D-a2/din-439-%5B-%5D-a2-%5B-%5D-m4/439-2-4_250" xlink:type="simple">https://www.rvspaleis.nl/moeren/zeskant-moeren/din-439/din-439-[-]-a2/din-439-[-]-a2-[-]-m4/439-2-4_250</text:a> </text:p>
          </table:table-cell>
        </table:table-row>
        <table:table-row table:style-name="ro1">
          <table:table-cell/>
          <table:table-cell office:value-type="string" calcext:value-type="string">
            <text:p>DIN985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ocknu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E22:.H22])" office:value-type="float" office:value="9" calcext:value-type="float">
            <text:p>9</text:p>
          </table:table-cell>
          <table:table-cell table:style-name="ce6" office:value-type="currency" office:currency="EUR" office:value="12.2" calcext:value-type="currency">
            <text:p>€ 12.20</text:p>
          </table:table-cell>
          <table:table-cell table:formula="of:=[.J22]/250" office:value-type="currency" office:currency="EUR" office:value="0.0488" calcext:value-type="currency">
            <text:p>€ 0.05</text:p>
          </table:table-cell>
          <table:table-cell table:style-name="ce6" table:formula="of:=[.I22]*[.K22]" office:value-type="currency" office:currency="EUR" office:value="0.4392" calcext:value-type="currency">
            <text:p>€ 0.44</text:p>
          </table:table-cell>
          <table:table-cell office:value-type="string" calcext:value-type="string">
            <text:p><text:a xlink:href="https://www.rvspaleis.nl/moeren/borgmoeren/din-985/din-985-%5B-%5D-a2/din-985-%5B-%5D-a2-%5B-%5D-m4/985-2-4_100" xlink:type="simple">https://www.rvspaleis.nl/moeren/borgmoeren/din-985/din-985-[-]-a2/din-985-[-]-a2-[-]-m4/985-2-4_100</text:a> </text:p>
          </table:table-cell>
        </table:table-row>
        <table:table-row table:style-name="ro1">
          <table:table-cell/>
          <table:table-cell office:value-type="string" calcext:value-type="string">
            <text:p>DIN439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Hex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SUM([.E23:.H23])" office:value-type="float" office:value="14" calcext:value-type="float">
            <text:p>14</text:p>
          </table:table-cell>
          <table:table-cell table:style-name="ce6" office:value-type="currency" office:currency="EUR" office:value="8.2" calcext:value-type="currency">
            <text:p>€ 8.20</text:p>
          </table:table-cell>
          <table:table-cell table:formula="of:=[.J23]/250" office:value-type="currency" office:currency="EUR" office:value="0.0328" calcext:value-type="currency">
            <text:p>€ 0.03</text:p>
          </table:table-cell>
          <table:table-cell table:style-name="ce6" table:formula="of:=[.I23]*[.K23]" office:value-type="currency" office:currency="EUR" office:value="0.4592" calcext:value-type="currency">
            <text:p>€ 0.46</text:p>
          </table:table-cell>
          <table:table-cell office:value-type="string" calcext:value-type="string">
            <text:p><text:a xlink:href="https://www.rvspaleis.nl/moeren/zeskant-moeren/din-439/din-439-%5B-%5D-a2/din-439-%5B-%5D-a2-%5B-%5D-m5/439-2-5_250" xlink:type="simple">https://www.rvspaleis.nl/moeren/zeskant-moeren/din-439/din-439-[-]-a2/din-439-[-]-a2-[-]-m5/439-2-5_250</text:a> </text:p>
          </table:table-cell>
        </table:table-row>
        <table:table-row table:style-name="ro1">
          <table:table-cell/>
          <table:table-cell office:value-type="string" calcext:value-type="string">
            <text:p>DIN56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Squar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E24:.H24])" office:value-type="float" office:value="8" calcext:value-type="float">
            <text:p>8</text:p>
          </table:table-cell>
          <table:table-cell table:style-name="ce6" office:value-type="currency" office:currency="EUR" office:value="23.35" calcext:value-type="currency">
            <text:p>€ 23.35</text:p>
          </table:table-cell>
          <table:table-cell table:formula="of:=[.J24]/250" office:value-type="currency" office:currency="EUR" office:value="0.0934" calcext:value-type="currency">
            <text:p>€ 0.09</text:p>
          </table:table-cell>
          <table:table-cell table:style-name="ce6" table:formula="of:=[.I24]*[.K24]" office:value-type="currency" office:currency="EUR" office:value="0.7472" calcext:value-type="currency">
            <text:p>€ 0.75</text:p>
          </table:table-cell>
          <table:table-cell office:value-type="string" calcext:value-type="string">
            <text:p><text:a xlink:href="https://www.rvspaleis.nl/moeren/vierkantmoeren/din-562/din-562-%5B-%5D-a2-%5B-%5D-m5/562-2-5_50" xlink:type="simple">https://www.rvspaleis.nl/moeren/vierkantmoeren/din-562/din-562-[-]-a2-[-]-m5/562-2-5_50</text:a>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4</text:p>
          </table:table-cell>
          <table:table-cell office:value-type="string" calcext:value-type="string">
            <text:p>Tee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E25:.H25])" office:value-type="float" office:value="12" calcext:value-type="float">
            <text:p>12</text:p>
          </table:table-cell>
          <table:table-cell table:style-name="ce6" office:value-type="currency" office:currency="EUR" office:value="13.05" calcext:value-type="currency">
            <text:p>€ 13.05</text:p>
          </table:table-cell>
          <table:table-cell table:formula="of:=[.J25]/250" office:value-type="currency" office:currency="EUR" office:value="0.0522" calcext:value-type="currency">
            <text:p>€ 0.05</text:p>
          </table:table-cell>
          <table:table-cell table:style-name="ce6" table:formula="of:=[.I25]*[.K25]" office:value-type="currency" office:currency="EUR" office:value="0.6264" calcext:value-type="currency">
            <text:p>€ 0.63</text:p>
          </table:table-cell>
          <table:table-cell office:value-type="string" calcext:value-type="string">
            <text:p><text:a xlink:href="https://nl.aliexpress.com/item/32814359094.html?spm=a2g0o.productlist.0.0.1bf449ediKYaWf&amp;algo_pvid=a9d83ccc-948b-4913-acd1" xlink:type="simple">https://nl.aliexpress.com/item/32814359094.html?spm=a2g0o.productlist.0.0.1bf449ediKYaWf&amp;algo_pvid=a9d83ccc-948b-4913-acd1</text:a>-b6e05fbb0251&amp;algo_exp_id=a9d83ccc-948b-4913-acd1-b6e05fbb0251-0&amp;pdp_ext_f=%7B%22sku_id%22%3A%2266498695473%22%7D&amp;pdp_npi=2%40dis%21EUR%21%215.22%21%21%21%21%21%402100bdec16535750153253211edd75%2166498695473%21s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5</text:p>
          </table:table-cell>
          <table:table-cell office:value-type="string" calcext:value-type="string">
            <text:p>Tee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formula="of:=SUM([.E26:.H26])" office:value-type="float" office:value="104" calcext:value-type="float">
            <text:p>104</text:p>
          </table:table-cell>
          <table:table-cell table:style-name="ce6" office:value-type="currency" office:currency="EUR" office:value="12.68" calcext:value-type="currency">
            <text:p>€ 12.68</text:p>
          </table:table-cell>
          <table:table-cell table:formula="of:=[.J26]/250" office:value-type="currency" office:currency="EUR" office:value="0.05072" calcext:value-type="currency">
            <text:p>€ 0.05</text:p>
          </table:table-cell>
          <table:table-cell table:style-name="ce6" table:formula="of:=[.I26]*[.K26]" office:value-type="currency" office:currency="EUR" office:value="5.27488" calcext:value-type="currency">
            <text:p>€ 5.27</text:p>
          </table:table-cell>
          <table:table-cell office:value-type="string" calcext:value-type="string">
            <text:p><text:a xlink:href="https://nl.aliexpress.com/item/32814359094.html?spm=a2g0o.productlist.0.0.1bf449ediKYaWf&amp;algo_pvid=a9d83ccc-948b-4913-acd1" xlink:type="simple">https://nl.aliexpress.com/item/32814359094.html?spm=a2g0o.productlist.0.0.1bf449ediKYaWf&amp;algo_pvid=a9d83ccc-948b-4913-acd1</text:a> -b6e05fbb0251&amp;algo_exp_id=a9d83ccc-948b-4913-acd1-b6e05fbb0251-0&amp;pdp_ext_f=%7B%22sku_id%22%3A%2266498695473%22%7D&amp;pdp_npi=2%40dis%21EUR%21%215.22%21%21%21%21%21%402100bdec16535750153253211edd75%2166498695473%21sea</text:p>
          </table:table-cell>
        </table:table-row>
        <table:table-row table:style-name="ro1">
          <table:table-cell table:style-name="ce5" office:value-type="string" calcext:value-type="string">
            <text:p>Rings</text:p>
          </table:table-cell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otal</text:p>
          </table:table-cell>
          <table:table-cell table:style-name="ce7" office:value-type="string" calcext:value-type="string">
            <text:p>Price /250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DIN125A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ing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SUM([.E28:.H28])" office:value-type="float" office:value="50" calcext:value-type="float">
            <text:p>50</text:p>
          </table:table-cell>
          <table:table-cell table:style-name="ce6" office:value-type="currency" office:currency="EUR" office:value="2.8" calcext:value-type="currency">
            <text:p>€ 2.80</text:p>
          </table:table-cell>
          <table:table-cell table:formula="of:=[.J28]/250" office:value-type="currency" office:currency="EUR" office:value="0.0112" calcext:value-type="currency">
            <text:p>€ 0.01</text:p>
          </table:table-cell>
          <table:table-cell table:style-name="ce6" table:formula="of:=[.I28]*[.K28]" office:value-type="currency" office:currency="EUR" office:value="0.56" calcext:value-type="currency">
            <text:p>€ 0.56</text:p>
          </table:table-cell>
          <table:table-cell office:value-type="string" calcext:value-type="string">
            <text:p><text:a xlink:href="https://www.rvspaleis.nl/ringen/sluitring/din-125a/din-125a-%5B-%5D-a2/din-125a-%5B-%5D-a2-%5B-%5D-m3/125-2-3_250" xlink:type="simple">https://www.rvspaleis.nl/ringen/sluitring/din-125a/din-125a-[-]-a2/din-125a-[-]-a2-[-]-m3/125-2-3_250</text:a> </text:p>
          </table:table-cell>
        </table:table-row>
        <table:table-row table:style-name="ro1">
          <table:table-cell/>
          <table:table-cell office:value-type="string" calcext:value-type="string">
            <text:p>DIN125A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SUM([.E29:.H29])" office:value-type="float" office:value="34" calcext:value-type="float">
            <text:p>34</text:p>
          </table:table-cell>
          <table:table-cell table:style-name="ce6" office:value-type="currency" office:currency="EUR" office:value="3.4" calcext:value-type="currency">
            <text:p>€ 3.40</text:p>
          </table:table-cell>
          <table:table-cell table:formula="of:=[.J29]/250" office:value-type="currency" office:currency="EUR" office:value="0.0136" calcext:value-type="currency">
            <text:p>€ 0.01</text:p>
          </table:table-cell>
          <table:table-cell table:style-name="ce6" table:formula="of:=[.I29]*[.K29]" office:value-type="currency" office:currency="EUR" office:value="0.4624" calcext:value-type="currency">
            <text:p>€ 0.46</text:p>
          </table:table-cell>
          <table:table-cell office:value-type="string" calcext:value-type="string">
            <text:p><text:a xlink:href="https://www.rvspaleis.nl/ringen/sluitring/din-125a/din-125a-%5B-%5D-a2/din-125a-%5B-%5D-a2-%5B-%5D-m4/125-2-4_250" xlink:type="simple">https://www.rvspaleis.nl/ringen/sluitring/din-125a/din-125a-[-]-a2/din-125a-[-]-a2-[-]-m4/125-2-4_250</text:a> </text:p>
          </table:table-cell>
        </table:table-row>
        <table:table-row table:style-name="ro1">
          <table:table-cell/>
          <table:table-cell office:value-type="string" calcext:value-type="string">
            <text:p>DIN125A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Rin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E30:.H30])" office:value-type="float" office:value="10" calcext:value-type="float">
            <text:p>10</text:p>
          </table:table-cell>
          <table:table-cell table:style-name="ce6" office:value-type="currency" office:currency="EUR" office:value="3.9" calcext:value-type="currency">
            <text:p>€ 3.90</text:p>
          </table:table-cell>
          <table:table-cell table:formula="of:=[.J30]/250" office:value-type="currency" office:currency="EUR" office:value="0.0156" calcext:value-type="currency">
            <text:p>€ 0.02</text:p>
          </table:table-cell>
          <table:table-cell table:style-name="ce6" table:formula="of:=[.I30]*[.K30]" office:value-type="currency" office:currency="EUR" office:value="0.156" calcext:value-type="currency">
            <text:p>€ 0.16</text:p>
          </table:table-cell>
          <table:table-cell office:value-type="string" calcext:value-type="string">
            <text:p><text:a xlink:href="https://www.rvspaleis.nl/ringen/sluitring/din-125a/din-125a-%5B-%5D-a2/din-125a-%5B-%5D-a2-%5B-%5D-m5/125-2-5_250" xlink:type="simple">https://www.rvspaleis.nl/ringen/sluitring/din-125a/din-125a-[-]-a2/din-125a-[-]-a2-[-]-m5/125-2-5_250</text:a> 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7" table:formula="of:=SUM([.L19:.L29];[.L3:.L17])" office:value-type="currency" office:currency="EUR" office:value="46.92848" calcext:value-type="currency">
            <text:p>€ 46.93</text:p>
          </table:table-cell>
          <table:table-cell table:style-name="ce5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 number:title="User-defined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6:00:13.705919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8:30:32.728581011</meta:creation-date>
    <dc:date>2022-05-26T17:21:59.006613867</dc:date>
    <meta:editing-duration>PT46M41S</meta:editing-duration>
    <meta:editing-cycles>7</meta:editing-cycles>
    <meta:generator>LibreOffice/6.4.7.2$Linux_X86_64 LibreOffice_project/40$Build-2</meta:generator>
    <meta:document-statistic meta:table-count="2" meta:cell-count="625" meta:object-count="0"/>
  </office:meta>
</office:document-meta>
</file>